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color="#00000a" style:font-name="Times New Roman1" fo:language="no" fo:country="NO" style:font-name-asian="Times New Roman1" style:font-name-complex="Times New Roman1"/>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umenterende tekst</text:p>
      <text:p text:style-name="P7"/>
      <text:p text:style-name="P5"/>
      <text:p text:style-name="P5"><text:span text:style-name="T4">I Å ta liv: Embryoet og fosteret </text:span>argumenterer Peter Singer for at det kan være moralsk akseptabelt å ta livet av foster og selv spedbarn.</text:p>
      <text:p text:style-name="P5"/>
      <text:p text:style-name="P3"><text:span text:style-name="T2">Singer bygger det meste av teksten sin rundt det såkalte ''konservative argumentet'' mot abort. Som en syllogisme går argumentet som følger:</text:span></text:p>
      <text:p text:style-name="P3"><text:span text:style-name="T2"/></text:p>
      <text:list xml:id="list4333723851675556649" text:style-name="L1">
        <text:list-item>
          <text:p text:style-name="P4"><text:span text:style-name="T2">P1: Det er galt å drepe et uskyldig menneske.</text:span></text:p>
        </text:list-item>
        <text:list-item>
          <text:p text:style-name="P4"><text:span text:style-name="T2">P2: Et menneskefoster er et uskyldig menneske. </text:span></text:p>
        </text:list-item>
        <text:list-item>
          <text:p text:style-name="P6">K: Det er derfor galt å drepe et menneskefoster.</text:p>
        </text:list-item>
      </text:list>
      <text:p text:style-name="P5"/>
      <text:p text:style-name="P5">De fleste liberale argumenter mot denne syllogismen angriper P2, og mener at et foster ikke kan regnes som et menneske. Singer mener at disse motargumentene ikke holder, siden de ikke klarer å sette et skarpt skille når fosteret blir et menneske. Singer velger heller å se på P1. Grunnen til at det å drepe en person er galt i følge utilitarismen, er at dette øker lidelsen i verden og personen har en preferanse om ikke å dø. Siden et foster ikke har selvbevisstheten til å ha denne preferanse, og en abort kan gjøres smertelfritt, mener Singer at man ikke kan argumentere at fosteret har samme rettigheten som en voksen person om ikke å bli drep.</text:p>
      <text:p text:style-name="P5"/>
      <text:p text:style-name="P5">Et motargument Singer presenterer er at fosteret har potensialet til å bli en rasjonalitet, autonomisk, selvbevisst person. Men Singer bruker en rekke analogier til å vise at noe som har potensialet til X ikke har de samme rettighetene til X. Dermed står konklusjon til Singer: Det kan være moralsk akseptabelt å drepe foster og spedbarn.</text:p>
      <text:p text:style-name="P5"/>
      <text:p text:style-name="P5">La oss nå se for oss en person, uten noen etterlatte, er sterkt rammet av demens, til slikt et nivå at det er lite tegn på selvbevissthet. Hva ville Singer sagt i dette tilfellet? <text:s/>Denne personen mangler selvbevisstheten til preferanse til liv (dette er satt på spissen, og er nok ikke tilfelle for demente generelt), så etter Singers argument, så kan det rettferdiggjøres å drepe personen. Den universale lykken vil også kunne økes om vi dreper denne personen, siden noen ufrivillig kanskje må pleie den demente. Dette kan lede oss ned den <text:span text:style-name="T4">Glatte Bakken</text:span><text:span text:style-name="T4"><text:note text:id="ftn0" text:note-class="footnote"><text:note-citation>1</text:note-citation><text:note-body><text:p text:style-name="Footnote">''Slippery Slope'' på engelsk</text:p></text:note-body></text:note></text:span><text:span text:style-name="T4">, </text:span>hvor drap på personer med nedsatt selvbevissthet kan rettferdiggjøres. </text:p>
      <text:p text:style-name="P5"/>
      <text:p text:style-name="P5">La oss nå se for oss at det finnes en kur mot demens. Etter 9 måneders behandling vil personen få tilbake selvbevisstheten. Dette gjør at personen før dette kun har potensialet til selvbevissthet. Per Singers argument vil drap av denne personen kunne rettferdiggjøres, siden dens potensial for 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5"/>
      <text:p text:style-name="P5">Argume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som gir de voksene selvbestemmelse, så har også fosteret det, bare i mindre grad. Dette er et aktivt potensial: Fosteret har ikke noe valg, det vil utvikle seg til en person. Singers innvending med at det samme gjelder for prevensjon faller igjennom, siden sperm og eggceller bare har passivt <text:soft-page-break/>potensial til å bli en person: Det må noe utenomlignede til for at dette skal skje. Derfor forsvinner Singers to hovedinnvendinger: Fosteret har noe i seg som gjør det til noe mer enn dyrene, og prevensjon ødelegger ikke et potensial på samme måte som abort.</text:p>
      <text:p text:style-name="P5"/>
      <text:p text:style-name="P5">Vi har sett over at selvbevissthet som skille mellom et foster og en person ikke er så skarp som vi helst vil ha det til å være. Men vi kan også bruke Singer til å argumentere mot dette skillet. I <text:s/><text:span text:style-name="T4">Alle dyr er likeverdige </text:span><text:span text:style-name="T6">(ref) </text:span>mener Singer at det ikke burde være på grunnlaget av noen ferdighet at verdien til noe bedømmes. Et spedbarn, og tildels foster, reagere på stimuli og har en preferanse for ikke å oppleve det. Spedbarnet vil ikke kunne artikulere et høyere ønske om ikke å dø, som en voksen person vil kunne. Men det vil heller ikke en fisk eller en kanin gjøre. Så ved å bedømme livsretten til fosteret og spedbarnet <text:s/>utifra den evne til å ha denne preferansen, så bryters Singers krav til likeverdsprinsippet. Dette er først og fremst et problem om man godtar Singers argumenter mot drap av dyr.</text:p>
      <text:p text:style-name="P5"/>
      <text:p text:style-name="P8"><text:span text:style-name="T3">Kan vi finne ekstern kritikk av de utilitaristiske argumentene? Fra deontologien kan vi argumentere at fosteret må brukes som et mål i seg, og har visse rettigheter. Men igjen kommer spørsmålet om fostret er en person, og derfor har disse rettighetene. Vi ser heller til dydsetikken og </text:span><text:span text:style-name="T5">Rosalind </text:span><text:span text:style-name="T3">Hursthouse. Hursthouse mener at spørsmålet om fosterets status – som en selvbevisst person – er et metafysisk spørsmål, som fører debatten vekk fra de virkelige omstendighetene rundt graviditeten. Den virkelige problemet kan være alt for komplisert til at det kan reduseres til et ja/nei-spørsmål om fosterets status.<text:tab/></text:span></text:p>
      <text:p text:style-name="P5"/>
      <text:p text:style-name="P5"/>
      <text:p text:style-name="P5"/>
      <text:p text:style-name="P5"/>
      <text:p text:style-name="P5"/>
      <text:p text:style-name="P5"/>
      <text:p text:style-name="P2"/>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mesteroppgave 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2T18:13:18.73</dc:date>
    <dc:creator>Daniel Heinesen</dc:creator>
    <meta:editing-duration>P1DT1H8M34S</meta:editing-duration>
    <meta:editing-cycles>67</meta:editing-cycles>
    <meta:document-statistic meta:table-count="0" meta:image-count="0" meta:object-count="0" meta:page-count="2" meta:paragraph-count="15" meta:word-count="837" meta:character-count="4996"/>
  </office:meta>
</office:document-meta>
</file>